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não</text:p>
          </table:table-cell>
          <table:table-cell table:style-name="ce37" office:value-type="float" office:value="0" calcext:value-type="float">
            <text:p>-</text:p>
          </table:table-cell>
          <table:table-cell table:style-name="ce28"/>
          <table:table-cell table:style-name="ce53" table:formula="of:=[.C14]-[.F14]" office:value-type="float" office:value="570" calcext:value-type="float">
            <text:p>57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4])" office:value-type="float" office:value="570" calcext:value-type="float">
            <text:p>57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1.859432129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1.8617261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5-06-27T10:21:22.245369172</dc:date>
    <dc:language>pt-PT</dc:language>
    <meta:editing-cycles>612</meta:editing-cycles>
    <meta:editing-duration>P1DT15H35M32S</meta:editing-duration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